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1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 style:list-style-name="WW8Num1">
      <style:paragraph-properties fo:line-height="115%"/>
    </style:style>
    <style:style style:name="P3" style:family="paragraph" style:parent-style-name="Standard" style:list-style-name="WW8Num1">
      <style:paragraph-properties fo:line-height="115%"/>
      <style:text-properties officeooo:paragraph-rsid="00048792"/>
    </style:style>
    <style:style style:name="P4" style:family="paragraph" style:parent-style-name="Standard" style:master-page-name="Standard">
      <style:paragraph-properties fo:line-height="115%" style:page-number="auto"/>
    </style:style>
    <style:style style:name="T1" style:family="text">
      <style:text-properties officeooo:rsid="0002cddf"/>
    </style:style>
    <style:style style:name="T2" style:family="text">
      <style:text-properties officeooo:rsid="00048792"/>
    </style:style>
    <style:style style:name="T3" style:family="text">
      <style:text-properties officeooo:rsid="0004d58d"/>
    </style:style>
    <style:style style:name="T4" style:family="text">
      <style:text-properties officeooo:rsid="00063f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iotr Tutak</text:p>
      <text:p text:style-name="P1"/>
      <text:p text:style-name="P1"><text:span text:style-name="T4">Gra Warca</text:span>by:</text:p>
      <text:p text:style-name="P1"/>
      <text:p text:style-name="P1">Wzorzec projektowy MVC (Model View Controller)</text:p>
      <text:p text:style-name="P1"/>
      <text:p text:style-name="P1">Projekt mający na celu stworzenie gry w Warcaby poprzez komunikację sieciową wykorzystując model komunikacji klient – serwer. Plansza obsługuje ruchy pionków i komunikację z graczami jak i z Czasomierzem, który kontroluje czas poprzez komunikację z zegarem systemowym, daje sygnał o zakończeniu ruchu. Czasomierz i Plansza umieszczone w osobnych niezależnych wątkach. Gracz komunikuje się poprzez GUI, może połączyć się z serwerem Planszy, by zacząć rozgrywkę potrzebnych jest dwóch graczy. Gracze wykonują ruchy na przemian w konkretnym przedziale czasu. Każdy gracz posiada rejestr aktualnie granych gier w bazie danych jak i swoje podstawowe dane i osobisty ranking punktowy. Każdą grę można zatrzymać i zapisać jej stan w bazie danych. Każda zapisana gra jest połączona z dwoma konkretnymi graczami.</text:p>
      <text:p text:style-name="P1"/>
      <text:p text:style-name="P1">Harmonogram:</text:p>
      <text:list xml:id="list559761352" text:style-name="WW8Num1">
        <text:list-item>
          <text:p text:style-name="P2">Plansza – Serwer</text:p>
          <text:list>
            <text:list-item>
              <text:p text:style-name="P2">Oczekiwanie na graczy</text:p>
            </text:list-item>
            <text:list-item>
              <text:p text:style-name="P2">Zbiór pionków</text:p>
            </text:list-item>
            <text:list-item>
              <text:p text:style-name="P2">Początkowy stan gry</text:p>
            </text:list-item>
            <text:list-item>
              <text:p text:style-name="P2">Dopuszczalny ruch pionków</text:p>
            </text:list-item>
            <text:list-item>
              <text:p text:style-name="P2">Komunikacja z Kontrolerem – Gracz:</text:p>
              <text:list>
                <text:list-item>
                  <text:p text:style-name="P2">Oznaczanie aktywnego gracza – dopuszczanie do ruchu</text:p>
                </text:list-item>
                <text:list-item>
                  <text:p text:style-name="P2">Oczekiwanie na ruch</text:p>
                </text:list-item>
              </text:list>
            </text:list-item>
            <text:list-item>
              <text:p text:style-name="P2">Komunikacja z <text:span text:style-name="T1">GUI</text:span></text:p>
              <text:list>
                <text:list-item>
                  <text:p text:style-name="P2">Przekazywanie aktualnego stanu planszy</text:p>
                </text:list-item>
              </text:list>
            </text:list-item>
            <text:list-item>
              <text:p text:style-name="P2">Komunikacja z Czasomierzem</text:p>
              <text:list>
                <text:list-item>
                  <text:p text:style-name="P2">Pobieranie aktualnego czasu gry, czasu ruchu</text:p>
                </text:list-item>
                <text:list-item>
                  <text:p text:style-name="P2">Oczekiwanie na przerwanie ruchu</text:p>
                </text:list-item>
                <text:list-item>
                  <text:p text:style-name="P2">Informowanie o nowym ruchu</text:p>
                </text:list-item>
              </text:list>
            </text:list-item>
            <text:list-item>
              <text:p text:style-name="P2">Pauza/Przerwanie gry</text:p>
            </text:list-item>
            <text:list-item>
              <text:p text:style-name="P2">Komunikacja z Bazą Danych</text:p>
              <text:list>
                <text:list-item>
                  <text:p text:style-name="P2">Zapis/odczyt aktualnej gry</text:p>
                </text:list-item>
              </text:list>
            </text:list-item>
          </text:list>
        </text:list-item>
        <text:list-item>
          <text:p text:style-name="P3">Czasomierz –<text:span text:style-name="T3"> Serwer</text:span></text:p>
          <text:list>
            <text:list-item>
              <text:p text:style-name="P3">Niezależny pomiar czasu ruchu</text:p>
            </text:list-item>
            <text:list-item>
              <text:p text:style-name="P2">Kontrola czasu ruchu</text:p>
              <text:list>
                <text:list-item>
                  <text:p text:style-name="P2">Przerwanie ruchu w przypadku upłynięcia czasu na ruch</text:p>
                </text:list-item>
              </text:list>
            </text:list-item>
            <text:list-item>
              <text:p text:style-name="P2">Komunikacja z Planszą</text:p>
            </text:list-item>
          </text:list>
        </text:list-item>
        <text:list-item>
          <text:p text:style-name="P2">Gracz – Klient</text:p>
          <text:list>
            <text:list-item>
              <text:p text:style-name="P2">Komunikacja z Planszą</text:p>
              <text:list>
                <text:list-item>
                  <text:p text:style-name="P2">Ruch pionka</text:p>
                </text:list-item>
                <text:list-item>
                  <text:p text:style-name="P2">Kontrola czasu – wyświetlanie pozostałego czasu na ruch</text:p>
                </text:list-item>
              </text:list>
            </text:list-item>
          </text:list>
        </text:list-item>
        <text:list-item>
          <text:p text:style-name="P2">Gracz – <text:span text:style-name="T3">GUI – </text:span>Klient</text:p>
          <text:list>
            <text:list-item>
              <text:p text:style-name="P2">Komunikacja z Planszą</text:p>
              <text:list>
                <text:list-item>
                  <text:p text:style-name="P2">Odbiór aktualnego stanu planszy</text:p>
                </text:list-item>
                <text:list-item>
                  <text:p text:style-name="P2"><text:soft-page-break/>Odbiór z planszy aktualnego czasu</text:p>
                </text:list-item>
              </text:list>
            </text:list-item>
            <text:list-item>
              <text:p text:style-name="P2">Komunikacja z Bazą Danych</text:p>
            </text:list-item>
            <text:list-item>
              <text:p text:style-name="P2">GUI</text:p>
              <text:list>
                <text:list-item>
                  <text:p text:style-name="P2">Wygląd Planszy</text:p>
                </text:list-item>
                <text:list-item>
                  <text:p text:style-name="P2">Wygląd Pionków</text:p>
                </text:list-item>
                <text:list-item>
                  <text:p text:style-name="P2">Wygląd Czasomierza</text:p>
                </text:list-item>
                <text:list-item>
                  <text:p text:style-name="P2">Wygląd Bazy Danych</text:p>
                </text:list-item>
              </text:list>
            </text:list-item>
          </text:list>
        </text:list-item>
        <text:list-item>
          <text:p text:style-name="P2">Tabela wyników – Baza danych – Serwer</text:p>
          <text:list>
            <text:list-item>
              <text:p text:style-name="P2">Info o graczu:</text:p>
              <text:list>
                <text:list-item>
                  <text:p text:style-name="P2">Imię</text:p>
                </text:list-item>
                <text:list-item>
                  <text:p text:style-name="P2">Nazwisko</text:p>
                </text:list-item>
                <text:list-item>
                  <text:p text:style-name="P2">Liczba punktów</text:p>
                </text:list-item>
                <text:list-item>
                  <text:p text:style-name="P2">Ilość zapisanych gier</text:p>
                </text:list-item>
                <text:list-item>
                  <text:p text:style-name="P2">Zapisane gry</text:p>
                </text:list-item>
              </text:list>
            </text:list-item>
            <text:list-item>
              <text:p text:style-name="P2">Zapis/Odczyt z pliku</text:p>
            </text:list-item>
            <text:list-item>
              <text:p text:style-name="P2">Aktualizacja</text:p>
            </text:list-item>
            <text:list-item>
              <text:p text:style-name="P2">Resetowanie</text:p>
            </text:list-item>
          </text:list>
        </text:list-item>
        <text:list-item>
          <text:p text:style-name="P2">Ewentualne dodatkowe funkcj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1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SimSun1" style:font-family-asian="SimSun" style:font-pitch-asian="variable" style:font-size-asian="12pt" style:language-asian="zh" style:country-asian="CN" style:font-name-complex="Arial2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5:34:30.763000000</meta:creation-date>
    <dc:date>2017-03-23T07:27:56.886000000</dc:date>
    <meta:editing-cycles>39</meta:editing-cycles>
    <meta:editing-duration>P1DT4H26M42S</meta:editing-duration>
    <meta:generator>LibreOffice/5.3.0.3$Windows_X86_64 LibreOffice_project/7074905676c47b82bbcfbea1aeefc84afe1c50e1</meta:generator>
    <meta:document-statistic meta:table-count="0" meta:image-count="0" meta:object-count="0" meta:page-count="2" meta:paragraph-count="52" meta:word-count="320" meta:character-count="2137" meta:non-whitespace-character-count="1858"/>
  </office:meta>
</office:document-meta>
</file>